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1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2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3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55" style:family="paragraph" style:parent-style-name="Standard">
      <style:text-properties officeooo:paragraph-rsid="0013557c"/>
    </style:style>
    <style:style style:name="P56" style:family="paragraph" style:parent-style-name="Standard">
      <style:text-properties officeooo:paragraph-rsid="0018255e"/>
    </style:style>
    <style:style style:name="P57" style:family="paragraph" style:parent-style-name="Standard">
      <style:text-properties officeooo:paragraph-rsid="001b1a11"/>
    </style:style>
    <style:style style:name="P58" style:family="paragraph" style:parent-style-name="Standard">
      <style:text-properties officeooo:paragraph-rsid="002394ba"/>
    </style:style>
    <style:style style:name="P59" style:family="paragraph" style:parent-style-name="Standard">
      <style:text-properties officeooo:paragraph-rsid="00254880"/>
    </style:style>
    <style:style style:name="P60" style:family="paragraph" style:parent-style-name="Standard">
      <style:text-properties officeooo:paragraph-rsid="0032be3b"/>
    </style:style>
    <style:style style:name="P61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62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63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64" style:family="paragraph" style:parent-style-name="Standard" style:list-style-name="L2">
      <style:text-properties officeooo:paragraph-rsid="001f348e"/>
    </style:style>
    <style:style style:name="P65" style:family="paragraph" style:parent-style-name="Standard" style:list-style-name="L3">
      <style:text-properties officeooo:paragraph-rsid="001f348e"/>
    </style:style>
    <style:style style:name="P66" style:family="paragraph" style:parent-style-name="Standard" style:list-style-name="L3">
      <style:text-properties officeooo:rsid="00387e13" officeooo:paragraph-rsid="00387e13"/>
    </style:style>
    <style:style style:name="P67" style:family="paragraph" style:parent-style-name="Standard" style:list-style-name="L3">
      <style:text-properties officeooo:rsid="0039933a" officeooo:paragraph-rsid="003993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0553" style:font-weight-asian="bold" style:font-weight-complex="bold"/>
    </style:style>
    <style:style style:name="T24" style:family="text">
      <style:text-properties fo:font-weight="bold" officeooo:rsid="0010f8a8" style:font-weight-asian="bold" style:font-weight-complex="bold"/>
    </style:style>
    <style:style style:name="T25" style:family="text">
      <style:text-properties fo:font-weight="bold" officeooo:rsid="0033c2e2" style:font-weight-asian="bold" style:font-weight-complex="bold"/>
    </style:style>
    <style:style style:name="T26" style:family="text">
      <style:text-properties officeooo:rsid="000a6c66"/>
    </style:style>
    <style:style style:name="T27" style:family="text">
      <style:text-properties style:font-name="Liberation Mono" style:text-underline-style="none" fo:font-weight="normal" style:font-weight-asian="normal" style:font-weight-complex="normal"/>
    </style:style>
    <style:style style:name="T28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29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0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1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387e13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0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1" style:family="text">
      <style:text-properties officeooo:rsid="000c0fc8"/>
    </style:style>
    <style:style style:name="T42" style:family="text">
      <style:text-properties officeooo:rsid="00100553"/>
    </style:style>
    <style:style style:name="T43" style:family="text">
      <style:text-properties officeooo:rsid="0010f8a8"/>
    </style:style>
    <style:style style:name="T44" style:family="text">
      <style:text-properties officeooo:rsid="00122612"/>
    </style:style>
    <style:style style:name="T45" style:family="text">
      <style:text-properties officeooo:rsid="001324f4"/>
    </style:style>
    <style:style style:name="T46" style:family="text">
      <style:text-properties officeooo:rsid="0013557c"/>
    </style:style>
    <style:style style:name="T47" style:family="text">
      <style:text-properties officeooo:rsid="001b1a1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0da8f" style:font-weight-asian="normal" style:font-weight-complex="normal"/>
    </style:style>
    <style:style style:name="T50" style:family="text">
      <style:text-properties fo:font-weight="normal" officeooo:rsid="002202d6" style:font-weight-asian="normal" style:font-weight-complex="normal"/>
    </style:style>
    <style:style style:name="T51" style:family="text">
      <style:text-properties fo:font-weight="normal" officeooo:rsid="000c0fc8" style:font-weight-asian="normal" style:font-weight-complex="normal"/>
    </style:style>
    <style:style style:name="T52" style:family="text">
      <style:text-properties fo:font-weight="normal" officeooo:rsid="00254880" style:font-weight-asian="normal" style:font-weight-complex="normal"/>
    </style:style>
    <style:style style:name="T53" style:family="text">
      <style:text-properties fo:font-weight="normal" officeooo:rsid="00368ab1" style:font-weight-asian="normal" style:font-weight-complex="normal"/>
    </style:style>
    <style:style style:name="T54" style:family="text">
      <style:text-properties officeooo:rsid="0020da8f"/>
    </style:style>
    <style:style style:name="T55" style:family="text">
      <style:text-properties officeooo:rsid="002202d6"/>
    </style:style>
    <style:style style:name="T56" style:family="text">
      <style:text-properties officeooo:rsid="00254880"/>
    </style:style>
    <style:style style:name="T57" style:family="text">
      <style:text-properties officeooo:rsid="002cbd70"/>
    </style:style>
    <style:style style:name="T58" style:family="text">
      <style:text-properties officeooo:rsid="000b48dc"/>
    </style:style>
    <style:style style:name="T59" style:family="text">
      <style:text-properties officeooo:rsid="0032be3b"/>
    </style:style>
    <style:style style:name="T60" style:family="text">
      <style:text-properties officeooo:rsid="00346a93"/>
    </style:style>
    <style:style style:name="T61" style:family="text">
      <style:text-properties officeooo:rsid="00368a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29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0"/>
      <text:p text:style-name="P2"><text:span text:style-name="T26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6"/>
      <text:p text:style-name="P9">Les classes, leurs attributs et leur<text:span text:style-name="T57">s</text:span> méthodes <text:span text:style-name="T2">:</text:span></text:p>
      <text:p text:style-name="P27"/>
      <text:p text:style-name="P12">public <text:span text:style-name="T42">final </text:span>class <text:span text:style-name="T42">Catalogue</text:span> {</text:p>
      <text:p text:style-name="P21"><text:tab/><text:span text:style-name="T42">private ArrayList&lt;Produit&gt; listeDeProduit</text:span><text:span text:style-name="T45">s</text:span><text:span text:style-name="T42"> ;</text:span></text:p>
      <text:p text:style-name="P21"/>
      <text:p text:style-name="P24"><text:tab/><text:span text:style-name="T41">/**</text:span></text:p>
      <text:p text:style-name="P56"><text:span text:style-name="T30"><text:tab/>* permet de </text:span><text:span text:style-name="T31">const</text:span><text:span text:style-name="T30">r</text:span><text:span text:style-name="T31">uire un</text:span><text:span text:style-name="T30"> </text:span><text:span text:style-name="T32">catalogue</text:span></text:p>
      <text:p text:style-name="P56"><text:span text:style-name="T32"><text:tab/>* </text:span><text:span text:style-name="T40">question :</text:span><text:span text:style-name="T32"> le constructeur par défaut est il suffisant ?</text:span></text:p>
      <text:p text:style-name="P31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37"><text:tab/><text:tab/>instructions ;</text:p>
      <text:p text:style-name="P37"><text:tab/>}</text:p>
      <text:p text:style-name="P21"><text:tab/></text:p>
      <text:p text:style-name="P21"><text:tab/>/**</text:p>
      <text:p text:style-name="P21"><text:tab/>* <text:span text:style-name="T44">affiche la liste complète des produits catalogués</text:span></text:p>
      <text:p text:style-name="P21"><text:tab/>**/</text:p>
      <text:p text:style-name="P22"><text:span text:style-name="T22"><text:tab/></text:span><text:span text:style-name="T23">public</text:span><text:span text:style-name="T25"> </text:span><text:span text:style-name="T24">void afficherCatalogue</text:span><text:span text:style-name="T43">{</text:span></text:p>
      <text:p text:style-name="P41"><text:tab/><text:tab/>instructions ;</text:p>
      <text:p text:style-name="P41"><text:tab/>}</text:p>
      <text:p text:style-name="P22"><text:tab/></text:p>
      <text:p text:style-name="P23"><text:tab/>/**</text:p>
      <text:p text:style-name="P55"><text:span text:style-name="T28"><text:tab/>* </text:span><text:span text:style-name="T29">permet d’ajouter un produit au catalogue en précisant son <text:tab/>* nom et son prix unitaire</text:span></text:p>
      <text:p text:style-name="P23"><text:tab/>**/</text:p>
      <text:p text:style-name="P13"><text:tab/><text:span text:style-name="T44">public</text:span><text:span text:style-name="T60"> </text:span><text:span text:style-name="T44">void ajouterProduit(String nom, double </text:span><text:span text:style-name="T46">prix){</text:span></text:p>
      <text:p text:style-name="P42"><text:tab/><text:tab/>instructions ;</text:p>
      <text:p text:style-name="P42"><text:tab/>}</text:p>
      <text:p text:style-name="P23"/>
      <text:p text:style-name="P25"><text:tab/>/**</text:p>
      <text:p text:style-name="P57"><text:span text:style-name="T28"><text:tab/>* </text:span><text:span text:style-name="T29">permet d</text:span><text:span text:style-name="T33">e chercher</text:span><text:span text:style-name="T29"> un produit au catalogue </text:span><text:span text:style-name="T33">à partir de</text:span><text:span text:style-name="T29"> son<text:tab/>* nom</text:span></text:p>
      <text:p text:style-name="P25"><text:tab/>**/</text:p>
      <text:p text:style-name="P14"><text:tab/><text:span text:style-name="T44">public</text:span><text:span text:style-name="T60"> </text:span><text:span text:style-name="T44">void </text:span><text:span text:style-name="T47">cherche</text:span><text:span text:style-name="T44">rProduit(String nom</text:span><text:span text:style-name="T46">){</text:span></text:p>
      <text:p text:style-name="P43"><text:tab/><text:tab/>instructions ;</text:p>
      <text:p text:style-name="P43"><text:tab/>}</text:p>
      <text:p text:style-name="P43"/>
      <text:p text:style-name="P44"><text:tab/><text:span text:style-name="T58">/**</text:span></text:p>
      <text:p text:style-name="P60"><text:span text:style-name="T28"><text:tab/>* </text:span><text:span text:style-name="T29">permet d</text:span><text:span text:style-name="T37">’afficher</text:span><text:span text:style-name="T29"> un produit au catalogue </text:span><text:span text:style-name="T33">à partir de</text:span><text:span text:style-name="T29"> son</text:span></text:p>
      <text:p text:style-name="P44"><text:tab/>* nom</text:p>
      <text:p text:style-name="P28"><text:soft-page-break/><text:tab/>**/</text:p>
      <text:p text:style-name="P15"><text:tab/><text:span text:style-name="T44">public</text:span><text:span text:style-name="T60"> </text:span><text:span text:style-name="T44">void </text:span><text:span text:style-name="T59">afficher</text:span><text:span text:style-name="T44">Produit(String nom</text:span><text:span text:style-name="T46">){</text:span></text:p>
      <text:p text:style-name="P44"><text:tab/><text:tab/>instructions ;</text:p>
      <text:p text:style-name="P44"><text:tab/>}</text:p>
      <text:p text:style-name="P20">}</text:p>
      <text:p text:style-name="P27"/>
      <text:p text:style-name="P27"/>
      <text:p text:style-name="P27"/>
      <text:p text:style-name="P11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47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2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38"><text:tab/><text:tab/>instructions ;</text:p>
      <text:p text:style-name="P38"><text:tab/>}</text:p>
      <text:p text:style-name="P33"><text:tab/></text:p>
      <text:p text:style-name="P33"><text:tab/>/**</text:p>
      <text:p text:style-name="P33"><text:tab/>* permet de récupérer le nom d’un produit</text:p>
      <text:p text:style-name="P33"><text:tab/>**/</text:p>
      <text:p text:style-name="P3"><text:span text:style-name="T1"><text:tab/></text:span><text:span text:style-name="T12">public String getNom()</text:span><text:span text:style-name="T5">{</text:span></text:p>
      <text:p text:style-name="P33"><text:tab/><text:tab/>instructions ;</text:p>
      <text:p text:style-name="P33"><text:tab/>}</text:p>
      <text:p text:style-name="P33"><text:tab/></text:p>
      <text:p text:style-name="P34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4"><text:tab/>**/</text:p>
      <text:p text:style-name="P4"><text:span text:style-name="T12"><text:tab/></text:span><text:span text:style-name="T13">public int getPrix()</text:span><text:span text:style-name="T6">{</text:span></text:p>
      <text:p text:style-name="P45"><text:tab/><text:tab/>instructions ;</text:p>
      <text:p text:style-name="P45"><text:tab/>}</text:p>
      <text:p text:style-name="P45"><text:tab/></text:p>
      <text:p text:style-name="P45"><text:tab/>/**</text:p>
      <text:p text:style-name="P4"><text:span text:style-name="T6"><text:tab/>* </text:span><text:span text:style-name="T11">afficher les informations d’un produit</text:span></text:p>
      <text:p text:style-name="P48"><text:tab/>**/</text:p>
      <text:p text:style-name="P6"><text:span text:style-name="T13"><text:tab/></text:span><text:span text:style-name="T16">public String toString()</text:span><text:span text:style-name="T11">{</text:span></text:p>
      <text:p text:style-name="P49"><text:tab/><text:tab/>instructions ;</text:p>
      <text:p text:style-name="P49"><text:tab/>}</text:p>
      <text:p text:style-name="P11">}</text:p>
      <text:p text:style-name="P45"/>
      <text:p text:style-name="P45"/>
      <text:p text:style-name="P50">/**</text:p>
      <text:p text:style-name="P50">* <text:span text:style-name="T54">Cette classe modélise une ligne (nom du produit, prix unitaire, * quantité, prix total)</text:span></text:p>
      <text:p text:style-name="P50">**/</text:p>
      <text:p text:style-name="P16">public final class <text:span text:style-name="T54">Ligne</text:span>Facture {</text:p>
      <text:p text:style-name="P16"><text:tab/><text:span text:style-name="T48">private </text:span><text:span text:style-name="T49">Produit produit ;</text:span></text:p>
      <text:p text:style-name="P51"><text:tab/>private int quantite ;</text:p>
      <text:p text:style-name="P51"/>
      <text:p text:style-name="P51"><text:tab/>/**</text:p>
      <text:p text:style-name="P16"><text:span text:style-name="T49"><text:tab/>* </text:span><text:span text:style-name="T50">permet d’éditer une ligne de facture en précisant le nom du <text:tab/>* produit et la quantité voulue</text:span></text:p>
      <text:p text:style-name="P52"><text:soft-page-break/><text:tab/>**/</text:p>
      <text:p text:style-name="P17"><text:span text:style-name="T50"><text:tab/></text:span><text:span text:style-name="T55">public LigneFacture(Produit p, int quantite)</text:span><text:span text:style-name="T50">{</text:span></text:p>
      <text:p text:style-name="P17"><text:span text:style-name="T55"><text:tab/><text:tab/></text:span><text:span text:style-name="T50">instructions ;</text:span></text:p>
      <text:p text:style-name="P17"><text:span text:style-name="T55"><text:tab/></text:span><text:span text:style-name="T50">}</text:span></text:p>
      <text:p text:style-name="P52"/>
      <text:p text:style-name="P16">}</text:p>
      <text:p text:style-name="P10"/>
      <text:p text:style-name="P10"/>
      <text:p text:style-name="P18">public final class Facture {</text:p>
      <text:p text:style-name="P18"><text:tab/><text:span text:style-name="T48">private ArrayList&lt;LigneFacture&gt; listeDesLignes ;</text:span></text:p>
      <text:p text:style-name="P53"/>
      <text:p text:style-name="P18"><text:span text:style-name="T48"><text:tab/></text:span><text:span text:style-name="T51">/**</text:span></text:p>
      <text:p text:style-name="P58"><text:span text:style-name="T30"><text:tab/>* permet de </text:span><text:span text:style-name="T31">const</text:span><text:span text:style-name="T30">r</text:span><text:span text:style-name="T31">uire u</text:span><text:span text:style-name="T34">ne Facture(vide)</text:span></text:p>
      <text:p text:style-name="P58"><text:span text:style-name="T32"><text:tab/>* </text:span><text:span text:style-name="T40">question :</text:span><text:span text:style-name="T32"> le constructeur par défaut est il suffisant ?</text:span></text:p>
      <text:p text:style-name="P35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39"><text:tab/><text:tab/>instructions ;</text:p>
      <text:p text:style-name="P39"><text:tab/>}</text:p>
      <text:p text:style-name="P39"/>
      <text:p text:style-name="P40"><text:tab/><text:span text:style-name="T41">/**</text:span></text:p>
      <text:p text:style-name="P59"><text:span text:style-name="T30"><text:tab/>* permet d</text:span><text:span text:style-name="T32">’</text:span><text:span text:style-name="T35">ajouter une ligne à la facture</text:span></text:p>
      <text:p text:style-name="P36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40"><text:tab/><text:span text:style-name="T41">/**</text:span></text:p>
      <text:p text:style-name="P59"><text:span text:style-name="T30"><text:tab/>* permet d’</text:span><text:span text:style-name="T35">afficher toute la facture</text:span></text:p>
      <text:p text:style-name="P36"><text:tab/>**/</text:p>
      <text:p text:style-name="P8"><text:span text:style-name="T15"><text:tab/></text:span><text:span text:style-name="T14">public </text:span><text:span text:style-name="T21">void </text:span><text:span text:style-name="T18">afficherFacture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8">}</text:p>
      <text:p text:style-name="P19"/>
      <text:p text:style-name="P19"/>
      <text:p text:style-name="P19">public final class Factur<text:span text:style-name="T56">ier</text:span> {</text:p>
      <text:p text:style-name="P19"><text:tab/><text:span text:style-name="T48">private ArrayList&lt;Facture&gt; list</text:span><text:span text:style-name="T52">eDesFactures</text:span><text:span text:style-name="T48"> ;</text:span></text:p>
      <text:p text:style-name="P54"/>
      <text:p text:style-name="P19"><text:span text:style-name="T48"><text:tab/></text:span><text:span text:style-name="T51">/**</text:span></text:p>
      <text:p text:style-name="P59"><text:span text:style-name="T30"><text:tab/>* permet de </text:span><text:span text:style-name="T31">const</text:span><text:span text:style-name="T30">r</text:span><text:span text:style-name="T31">uire u</text:span><text:span text:style-name="T34">n Factur</text:span><text:span text:style-name="T35">ier</text:span><text:span text:style-name="T34">(vide)</text:span></text:p>
      <text:p text:style-name="P59"><text:span text:style-name="T32"><text:tab/>* </text:span><text:span text:style-name="T40">question :</text:span><text:span text:style-name="T32"> le constructeur par défaut est il suffisant ?</text:span></text:p>
      <text:p text:style-name="P36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40"/>
      <text:p text:style-name="P40"><text:tab/><text:span text:style-name="T41">/**</text:span></text:p>
      <text:p text:style-name="P59"><text:span text:style-name="T30"><text:tab/>* permet d</text:span><text:span text:style-name="T32">’</text:span><text:span text:style-name="T35">ajouter une facture</text:span></text:p>
      <text:p text:style-name="P36"><text:tab/>**/</text:p>
      <text:p text:style-name="P8"><text:span text:style-name="T15"><text:tab/></text:span><text:span text:style-name="T14">public </text:span><text:span text:style-name="T20">static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40"><text:soft-page-break/><text:tab/><text:span text:style-name="T41">/**</text:span></text:p>
      <text:p text:style-name="P59"><text:span text:style-name="T30"><text:tab/>* permet d’</text:span><text:span text:style-name="T35">afficher toute</text:span><text:span text:style-name="T36">s</text:span><text:span text:style-name="T35"> l</text:span><text:span text:style-name="T36">es</text:span><text:span text:style-name="T35"> facture</text:span><text:span text:style-name="T36">s</text:span></text:p>
      <text:p text:style-name="P36"><text:tab/>**/</text:p>
      <text:p text:style-name="P8"><text:span text:style-name="T15"><text:tab/></text:span><text:span text:style-name="T14">public </text:span><text:span text:style-name="T20">static void </text:span><text:span text:style-name="T18">afficherFactur</text:span><text:span text:style-name="T19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9">}</text:p>
      <text:p text:style-name="P10"/>
      <text:p text:style-name="P62">public final class <text:span text:style-name="T61">Application</text:span> {</text:p>
      <text:p text:style-name="P62"><text:tab/></text:p>
      <text:p text:style-name="P62"><text:tab/><text:span text:style-name="T61">public static void main(String [] args)</text:span><text:span text:style-name="T53">{</text:span></text:p>
      <text:p text:style-name="P62"><text:span text:style-name="T53"><text:tab/><text:tab/>instructions ;</text:span></text:p>
      <text:p text:style-name="P62"><text:span text:style-name="T53"><text:tab/>}</text:span></text:p>
      <text:p text:style-name="P62"><text:span text:style-name="T53"><text:tab/></text:span></text:p>
      <text:p text:style-name="P62"><text:span text:style-name="T53"><text:tab/>/**</text:span></text:p>
      <text:p text:style-name="P62"><text:span text:style-name="T53"><text:tab/>* permet d’afficher le menu</text:span></text:p>
      <text:p text:style-name="P62"><text:span text:style-name="T53"><text:tab/></text:span><text:span text:style-name="T61">public static void affichageMenu()</text:span><text:span text:style-name="T53">{</text:span></text:p>
      <text:p text:style-name="P62"><text:span text:style-name="T53"><text:tab/><text:tab/>instructions ;</text:span></text:p>
      <text:p text:style-name="P62"><text:span text:style-name="T53"><text:tab/>}</text:span></text:p>
      <text:p text:style-name="P62"><text:span text:style-name="T61">}</text:span></text:p>
      <text:p text:style-name="P10"/>
      <text:p text:style-name="P10"><text:span text:style-name="T61">Le menu de l’application</text:span>:</text:p>
      <text:p text:style-name="P46"/>
      <text:list xml:id="list2786899042" text:style-name="L3">
        <text:list-item>
          <text:p text:style-name="P66"><text:span text:style-name="T27">affichage complet du catalogue</text:span></text:p>
        </text:list-item>
        <text:list-item>
          <text:p text:style-name="P66"><text:span text:style-name="T27">ajout d’un produit au catalogue</text:span></text:p>
        </text:list-item>
        <text:list-item>
          <text:p text:style-name="P65"><text:span text:style-name="T38">affichage d’un produit (nom et prix) à partir de son nom que l’utilisateur aura saisi au clavier</text:span></text:p>
        </text:list-item>
        <text:list-item>
          <text:p text:style-name="P66"><text:span text:style-name="T27">affichage de tout le facturier</text:span></text:p>
        </text:list-item>
        <text:list-item>
          <text:p text:style-name="P67"><text:span text:style-name="T27">ajout d’une facture (correspond à des achats qui sont faits)</text:span></text:p>
        </text:list-item>
        <text:list-item>
          <text:p text:style-name="P66"><text:span text:style-name="T27">affichage d’une facture </text:span><text:span text:style-name="T39">à partir de son numéro saisi au clavier par l’utilisateur</text:span></text:p>
        </text:list-item>
        <text:list-item>
          <text:p text:style-name="P67"><text:span text:style-name="T39">s</text:span><text:span text:style-name="T27">ortie du programme</text:span></text:p>
        </text:list-item>
      </text:list>
      <text:list xml:id="list3046016208" text:style-name="L2">
        <text:list-header>
          <text:p text:style-name="P64"><text:span text:style-name="T38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2T17:43:18.741955258</dc:date>
    <meta:editing-duration>PT12H53M46S</meta:editing-duration>
    <meta:editing-cycles>35</meta:editing-cycles>
    <meta:document-statistic meta:table-count="0" meta:image-count="0" meta:object-count="0" meta:page-count="4" meta:paragraph-count="152" meta:word-count="597" meta:character-count="3706" meta:non-whitespace-character-count="3110"/>
  </office:meta>
</office:document-meta>
</file>